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7694in" fo:margin-left="-0.0785in" table:align="left" style:writing-mode="lr-tb"/>
    </style:style>
    <style:style style:name="Table1.A" style:family="table-column">
      <style:table-column-properties style:column-width="5.7694in"/>
    </style:style>
    <style:style style:name="Table1.1" style:family="table-row">
      <style:table-row-properties style:min-row-height="2.8146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5.8319in" fo:margin-left="-0.0785in" table:align="left" style:writing-mode="lr-tb"/>
    </style:style>
    <style:style style:name="Table2.A" style:family="table-column">
      <style:table-column-properties style:column-width="5.8319in"/>
    </style:style>
    <style:style style:name="Table2.1" style:family="table-row">
      <style:table-row-properties style:min-row-height="1.1361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8319in" fo:margin-left="-0.0785in" table:align="left" style:writing-mode="lr-tb"/>
    </style:style>
    <style:style style:name="Table3.A" style:family="table-column">
      <style:table-column-properties style:column-width="5.8319in"/>
    </style:style>
    <style:style style:name="Table3.1" style:family="table-row">
      <style:table-row-properties style:min-row-height="1.1931in"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604in" fo:margin-left="-0.0785in" table:align="left" style:writing-mode="lr-tb"/>
    </style:style>
    <style:style style:name="Table4.A" style:family="table-column">
      <style:table-column-properties style:column-width="5.9604in"/>
    </style:style>
    <style:style style:name="Table4.1" style:family="table-row">
      <style:table-row-properties style:min-row-height="4.7792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66in" fo:margin-left="-0.0785in" table:align="left" style:writing-mode="lr-tb"/>
    </style:style>
    <style:style style:name="Table5.A" style:family="table-column">
      <style:table-column-properties style:column-width="5.866in"/>
    </style:style>
    <style:style style:name="Table5.1" style:family="table-row">
      <style:table-row-properties style:min-row-height="1.0806in"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0778in" fo:margin-left="-0.0785in" table:align="left" style:writing-mode="lr-tb"/>
    </style:style>
    <style:style style:name="Table6.A" style:family="table-column">
      <style:table-column-properties style:column-width="6.0778in"/>
    </style:style>
    <style:style style:name="Table6.1" style:family="table-row">
      <style:table-row-properties style:min-row-height="7.1729in"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7" style:family="table">
      <style:table-properties style:width="5.8319in" fo:margin-left="-0.0785in" table:align="left" style:writing-mode="lr-tb"/>
    </style:style>
    <style:style style:name="Table7.A" style:family="table-column">
      <style:table-column-properties style:column-width="5.8319in"/>
    </style:style>
    <style:style style:name="Table7.1" style:family="table-row">
      <style:table-row-properties style:min-row-height="8.5201in" fo:keep-together="auto"/>
    </style:style>
    <style:style style:name="Table7.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fo:font-size="14pt" fo:font-weight="bold" style:font-size-asian="14pt" style:font-weight-asian="bold" style:font-size-complex="12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Normal_20__28_Web_29_">
      <style:paragraph-properties fo:margin-top="0in" fo:margin-bottom="0in" loext:contextual-spacing="false"/>
    </style:style>
    <style:style style:name="P5" style:family="paragraph" style:parent-style-name="Normal_20__28_Web_29_">
      <style:paragraph-properties fo:margin-top="0in" fo:margin-bottom="0in" loext:contextual-spacing="false" style:snap-to-layout-grid="false"/>
    </style:style>
    <style:style style:name="P6" style:family="paragraph" style:parent-style-name="Normal_20__28_Web_29_">
      <style:paragraph-properties fo:margin-top="0in" fo:margin-bottom="0in" loext:contextual-spacing="false"/>
      <style:text-properties fo:font-weight="bold" style:font-weight-asian="bold" style:font-weight-complex="bold"/>
    </style:style>
    <style:style style:name="P7" style:family="paragraph" style:parent-style-name="Normal_20__28_Web_29_">
      <style:paragraph-properties fo:margin-top="0in" fo:margin-bottom="0in" loext:contextual-spacing="false"/>
      <style:text-properties fo:color="#000000"/>
    </style:style>
    <style:style style:name="P8" style:family="paragraph" style:parent-style-name="Normal_20__28_Web_29_">
      <style:paragraph-properties fo:margin-top="0in" fo:margin-bottom="0in" loext:contextual-spacing="false" style:snap-to-layout-grid="false"/>
      <style:text-properties officeooo:rsid="00025127" officeooo:paragraph-rsid="00025127"/>
    </style:style>
    <style:style style:name="P9" style:family="paragraph" style:parent-style-name="Standard" style:master-page-name="Standard">
      <style:paragraph-properties style:page-number="auto"/>
    </style:style>
    <style:style style:name="P10" style:family="paragraph" style:parent-style-name="Standard">
      <style:paragraph-properties fo:text-align="center" style:justify-single-word="false"/>
      <style:text-properties fo:font-size="14pt" fo:font-weight="bold" style:font-size-asian="14pt" style:font-weight-asian="bold" style:font-size-complex="12pt" style:font-weight-complex="bold"/>
    </style:style>
    <style:style style:name="P11" style:family="paragraph" style:parent-style-name="Standard">
      <style:paragraph-properties style:snap-to-layout-grid="false"/>
      <style:text-properties fo:font-size="14pt" fo:font-weight="bold" officeooo:rsid="0004b77f" officeooo:paragraph-rsid="0004b77f" style:font-size-asian="14pt" style:font-weight-asian="bold" style:font-size-complex="12pt" style:font-weight-complex="bold"/>
    </style:style>
    <style:style style:name="P12" style:family="paragraph" style:parent-style-name="Standard">
      <style:text-properties officeooo:rsid="00040bef" officeooo:paragraph-rsid="00040bef"/>
    </style:style>
    <style:style style:name="P13" style:family="paragraph" style:parent-style-name="Normal_20__28_Web_29_">
      <style:paragraph-properties fo:margin-top="0in" fo:margin-bottom="0in" loext:contextual-spacing="false" style:snap-to-layout-grid="false"/>
      <style:text-properties officeooo:rsid="00040bef" officeooo:paragraph-rsid="00040bef"/>
    </style:style>
    <style:style style:name="P14" style:family="paragraph" style:parent-style-name="Normal_20__28_Web_29_">
      <style:paragraph-properties fo:margin-top="0in" fo:margin-bottom="0in" loext:contextual-spacing="false" style:snap-to-layout-grid="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2pt"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025127"/>
    </style:style>
    <style:style style:name="T7" style:family="text">
      <style:text-properties officeooo:rsid="0004b77f"/>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 <text:span text:style-name="T6">Mason Walls</text:span></text:p>
      <text:p text:style-name="Standard">Section: <text:span text:style-name="T7">7</text:span></text:p>
      <text:p text:style-name="Standard">University ID: <text:span text:style-name="T6">910333448</text:span></text:p>
      <text:p text:style-name="Standard"/>
      <text:p text:style-name="P10">CprE 308 Lab 3 Report</text:p>
      <text:p text:style-name="P1"/>
      <text:p text:style-name="Standard"><text:span text:style-name="T2">Summary (10 pts)</text:span>:</text:p>
      <table:table table:name="Table1" table:style-name="Table1">
        <table:table-column table:style-name="Table1.A"/>
        <table:table-row table:style-name="Table1.1">
          <table:table-cell table:style-name="Table1.A1" office:value-type="string">
            <text:p text:style-name="P11">During this lab, I learned a lot about pthreads and how they work. In the first part of the lab, I learned about the importance of pthread_join, and how it may be required to actually capture thread output, especially if the main is very short. In parts 2 and 3, I learned why mutexes are important in threads. Because V was being editied by both threads, a mutex was used so only one could change it at a time. When I removed it, the data was accessed simultaneously which created an incorrect return. In part 3 I learned how to re-start a thread that had signaled another. This made it possible for a thread to run as many times as needed if others depended on it.</text:p>
            <text:p text:style-name="P11"/>
          </table:table-cell>
        </table:table-row>
        <table:table-row table:style-name="Table1.1">
          <table:table-cell table:style-name="Table1.A2" office:value-type="string">
            <text:p text:style-name="P11">Overall, I learned a lot about how threads function. This includes how to properly wait for them, how to start and stop threads from one another, and how to re-open a thread that needs to run more than once.</text:p>
          </table:table-cell>
        </table:table-row>
      </table:table>
      <text:p text:style-name="P1"/>
      <text:p text:style-name="P1">Lab Questions:</text:p>
      <text:p text:style-name="P1">3.1:</text:p>
      <text:p text:style-name="P4"><text:span text:style-name="T1">10 pts <text:s/></text:span>Add a sleep(5) statement in the beginning of both thread1 and thread2. Compile and run the program. Do the messages get printed? Why or why not?</text:p>
      <table:table table:name="Table2" table:style-name="Table2">
        <table:table-column table:style-name="Table2.A"/>
        <table:table-row table:style-name="Table2.1">
          <table:table-cell table:style-name="Table2.A1" office:value-type="string">
            <text:p text:style-name="P8">The messages do not get printed. The two created threads get the sleep statement, but the main thread does not. The main thread is still able to get to its print and return statement before threads 1 and 2 get a chance to print.</text:p>
          </table:table-cell>
        </table:table-row>
      </table:table>
      <text:p text:style-name="P4"><text:soft-page-break/></text:p>
      <text:p text:style-name="P4"><text:span text:style-name="T1">5 pts <text:s/></text:span>Add two pthread_join() calls to join t1 and t2 just before the print statement in main(). Compile and run the program. Do the threads' messages get printed? Why or why not?</text:p>
      <table:table table:name="Table3" table:style-name="Table3">
        <table:table-column table:style-name="Table3.A"/>
        <table:table-row table:style-name="Table3.1">
          <table:table-cell table:style-name="Table3.A1" office:value-type="string">
            <text:p text:style-name="P8">The threads messages do get printed. pthread_join works like waitpid(). We specifically waited for the threads to terminate before proceeding, therefore we got the printout.</text:p>
          </table:table-cell>
        </table:table-row>
      </table:table>
      <text:p text:style-name="P4"/>
      <text:p text:style-name="P4"><text:span text:style-name="T1">5 pts</text:span> <text:s/><text:span text:style-name="T3">Include your code with comments explaining the usage of </text:span><text:span text:style-name="T4">pthread_create()</text:span><text:span text:style-name="T3"> and </text:span><text:span text:style-name="T4">pthread_join()</text:span>.</text:p>
      <table:table table:name="Table4" table:style-name="Table4">
        <table:table-column table:style-name="Table4.A"/>
        <table:table-row table:style-name="Table4.1">
          <table:table-cell table:style-name="Table4.A1" office:value-type="string">
            <text:p text:style-name="P5">#include &lt;stdio.h&gt;</text:p>
            <text:p text:style-name="P5">#include &lt;pthread.h&gt;</text:p>
            <text:p text:style-name="P5">#include &lt;unistd.h&gt;</text:p>
            <text:p text:style-name="P5">void * thread1(void * ptr);</text:p>
            <text:p text:style-name="P5">void * thread2(void * ptr);</text:p>
            <text:p text:style-name="P5">int main()</text:p>
            <text:p text:style-name="P5">{<text:tab/></text:p>
            <text:p text:style-name="P5"><text:tab/>void* val;</text:p>
            <text:p text:style-name="P5"><text:tab/>pthread_t t1;</text:p>
            <text:p text:style-name="P5"><text:tab/>pthread_t t2;</text:p>
            <text:p text:style-name="P5"><text:tab/>pthread_create(&amp;t1, NULL, thread1, NULL);//create thread using t1's address, and the function it will run</text:p>
            <text:p text:style-name="P5"><text:tab/>pthread_create(&amp;t2, NULL, thread2, NULL);//create thread using t2's address and the function it will run</text:p>
            <text:p text:style-name="P5"><text:tab/>pthread_join(t1,&amp;val);//join t1 and capture its return value</text:p>
            <text:p text:style-name="P5"><text:tab/>pthread_join(t2, &amp;val); //join t2 and capture its return value</text:p>
            <text:p text:style-name="P5"><text:tab/>printf("Hello from the main thread\n");</text:p>
            <text:p text:style-name="P5"><text:tab/>return 0;</text:p>
            <text:p text:style-name="P5">}</text:p>
            <text:p text:style-name="P5">void * thread1(void * ptr)</text:p>
            <text:p text:style-name="P5">{</text:p>
            <text:p text:style-name="P5"><text:tab/>sleep(5);</text:p>
            <text:p text:style-name="P5"><text:tab/>printf("Hello from thread 1\n");</text:p>
            <text:p text:style-name="P5">}</text:p>
            <text:p text:style-name="P5">void * thread2(void * ptr)</text:p>
            <text:p text:style-name="P5">{</text:p>
            <text:p text:style-name="P5"><text:tab/>sleep(5);</text:p>
            <text:p text:style-name="P5"><text:tab/>printf("Hello from thread 2\n");</text:p>
            <text:p text:style-name="P5">}</text:p>
          </table:table-cell>
        </table:table-row>
      </table:table>
      <text:p text:style-name="P2"/>
      <text:p text:style-name="P2">3.2:</text:p>
      <text:p text:style-name="P3">3.2.1:</text:p>
      <text:p text:style-name="P4"><draw:frame draw:style-name="fr1" draw:name="Frame1" text:anchor-type="char" svg:x="0in" svg:y="0.2811in" svg:width="5.7598in" svg:height="0.539in" draw:z-index="0"><draw:text-box><text:p text:style-name="P12">V = 0</text:p></draw:text-box></draw:frame><text:span text:style-name="T1">5 pts</text:span> <text:s/>Compile and run t1.c. What is the output value of v?</text:p>
      <text:p text:style-name="P4"><text:soft-page-break/></text:p>
      <text:p text:style-name="P4"><text:span text:style-name="T1">15 pts</text:span> <text:s/>Delete the <text:span text:style-name="T5">pthread_mutex_lock</text:span> and <text:span text:style-name="T5">pthread_mutex_unlock</text:span> statements in both increment and decrement threads. Recompile and rerun t1.c. What is the output value of v? Explain why the output is either the same as, or different than, before.</text:p>
      <table:table table:name="Table5" table:style-name="Table5">
        <table:table-column table:style-name="Table5.A"/>
        <table:table-row table:style-name="Table5.1">
          <table:table-cell table:style-name="Table5.A1" office:value-type="string">
            <text:p text:style-name="P13">V = -990 This output happens because of the removal of the critical region lock. Unlocking the critical region means that the threads are updating values at the same time, and may not reflect the changes that one thread or the other are doing on the data.</text:p>
          </table:table-cell>
        </table:table-row>
      </table:table>
      <text:p text:style-name="P6"/>
      <text:p text:style-name="P6"/>
      <text:p text:style-name="P6">3.2.2:</text:p>
      <text:p text:style-name="P4"><text:span text:style-name="T1">20 pts</text:span> <text:s/><text:span text:style-name="T3">Include your modified code with comments labeling what you added or changed.</text:span></text:p>
      <table:table table:name="Table6" table:style-name="Table6">
        <table:table-column table:style-name="Table6.A"/>
        <table:table-row table:style-name="Table6.1">
          <table:table-cell table:style-name="Table6.A1" office:value-type="string">
            <text:p text:style-name="P5">/* t2.c</text:p>
            <text:p text:style-name="P5"><text:s text:c="3"/>synchronize threads through mutex and conditional variable </text:p>
            <text:p text:style-name="P5"><text:s text:c="3"/>To compile use: gcc -o t2 t2.c -lpthread </text:p>
            <text:p text:style-name="P5">*/ </text:p>
            <text:p text:style-name="P5"/>
            <text:p text:style-name="P5">#include &lt;stdio.h&gt;</text:p>
            <text:p text:style-name="P5">#include &lt;unistd.h&gt;</text:p>
            <text:p text:style-name="P5">#include &lt;pthread.h&gt;</text:p>
            <text:p text:style-name="P5"/>
            <text:p text:style-name="P5">void* hello(); <text:s text:c="3"/>// define three routines called by threads <text:s text:c="3"/></text:p>
            <text:p text:style-name="P5">void* world(); <text:s/></text:p>
            <text:p text:style-name="P5">void* again(); <text:s text:c="6"/><text:tab/></text:p>
            <text:p text:style-name="P5"/>
            <text:p text:style-name="P5">/* global variable shared by threads */</text:p>
            <text:p text:style-name="P5">pthread_mutex_t mutex; <text:s/><text:tab/><text:tab/>// mutex</text:p>
            <text:p text:style-name="P5">pthread_cond_t done_hello; <text:tab/>// conditional variable</text:p>
            <text:p text:style-name="P5">pthread_cond_t done_world; <text:s text:c="5"/>//conditonal variable</text:p>
            <text:p text:style-name="P5">int done = 0; <text:s text:c="5"/><text:tab/>// testing variable</text:p>
            <text:p text:style-name="P5">int doneAgain = 0; <text:s text:c="5"/>//testing variable</text:p>
            <text:p text:style-name="P5"/>
            <text:p text:style-name="P5">int main (){</text:p>
            <text:p text:style-name="P5"><text:s text:c="4"/>pthread_t tid_hello, tid_world, tid_again; // thread id</text:p>
            <text:p text:style-name="P5"><text:tab/></text:p>
            <text:p text:style-name="P5"><text:s text:c="4"/>/* <text:s/>initialize mutex and cond variable <text:s/>*/ </text:p>
            <text:p text:style-name="P5"><text:s text:c="4"/>pthread_mutex_init(&amp;mutex, NULL);</text:p>
            <text:p text:style-name="P5"><text:s text:c="4"/>pthread_cond_init(&amp;done_hello, NULL); </text:p>
            <text:p text:style-name="P5"><text:s text:c="4"/>pthread_cond_init(&amp;done_world, NULL);</text:p>
            <text:p text:style-name="P5"><text:s text:c="4"/></text:p>
            <text:p text:style-name="P5"><text:s text:c="4"/>pthread_create(&amp;tid_hello, NULL, hello, NULL); //thread creation</text:p>
            <text:p text:style-name="P5"><text:s text:c="4"/>pthread_create(&amp;tid_world, NULL, world, NULL); //thread creation </text:p>
            <text:p text:style-name="P5"><text:s text:c="4"/>pthread_create(&amp;tid_again, NULL, again, NULL);</text:p>
            <text:p text:style-name="P5"/>
            <text:p text:style-name="P5"><text:s text:c="4"/>/* main waits for the two threads to finish */</text:p>
            <text:p text:style-name="P5"><text:s text:c="4"/>pthread_join(tid_hello, NULL); <text:s/></text:p>
            <text:p text:style-name="P5"><text:s text:c="4"/>pthread_join(tid_world, NULL);</text:p>
            <text:p text:style-name="P5"><text:soft-page-break/><text:s text:c="4"/>pthread_join(tid_again, NULL);</text:p>
            <text:p text:style-name="P5"/>
            <text:p text:style-name="P5"><text:s text:c="4"/>printf("\n");</text:p>
            <text:p text:style-name="P5"><text:s text:c="4"/>return 0;</text:p>
            <text:p text:style-name="P5">}</text:p>
            <text:p text:style-name="P5"/>
            <text:p text:style-name="P5">void* hello() {</text:p>
            <text:p text:style-name="P5"><text:s text:c="4"/>pthread_mutex_lock(&amp;mutex);</text:p>
            <text:p text:style-name="P5"><text:s text:c="4"/>printf("hello ");</text:p>
            <text:p text:style-name="P5"><text:s text:c="4"/>fflush(stdout); <text:tab/>// flush buffer to allow instant print out</text:p>
            <text:p text:style-name="P5"><text:s text:c="4"/>done = 1;</text:p>
            <text:p text:style-name="P5"><text:s text:c="4"/>pthread_cond_signal(&amp;done_hello);<text:tab/>// signal world() thread</text:p>
            <text:p text:style-name="P5"><text:s text:c="4"/>pthread_mutex_unlock(&amp;mutex);<text:tab/>// unlocks mutex to allow world to print</text:p>
            <text:p text:style-name="P5">}</text:p>
            <text:p text:style-name="P5"/>
            <text:p text:style-name="P5"/>
            <text:p text:style-name="P5">void* world() {</text:p>
            <text:p text:style-name="P5"><text:s text:c="4"/>pthread_mutex_lock(&amp;mutex);</text:p>
            <text:p text:style-name="P5"/>
            <text:p text:style-name="P5"><text:s text:c="4"/>/* world thread waits until done == 1. */</text:p>
            <text:p text:style-name="P5"><text:s text:c="4"/>while(done == 0) </text:p>
            <text:p text:style-name="P5"><text:tab/><text:tab/>pthread_cond_wait(&amp;done_hello, &amp;mutex);</text:p>
            <text:p text:style-name="P5"/>
            <text:p text:style-name="P5"><text:s text:c="4"/>printf("world");</text:p>
            <text:p text:style-name="P5"><text:s text:c="4"/>fflush(stdout);</text:p>
            <text:p text:style-name="P5"><text:s text:c="4"/>doneAgain = 1;</text:p>
            <text:p text:style-name="P5"><text:s text:c="4"/>pthread_mutex_unlock(&amp;mutex); // unlocks mutex</text:p>
            <text:p text:style-name="P5">}</text:p>
            <text:p text:style-name="P5">void* again() {</text:p>
            <text:p text:style-name="P5"><text:s text:c="4"/>pthread_mutex_lock(&amp;mutex);</text:p>
            <text:p text:style-name="P5"/>
            <text:p text:style-name="P5"><text:s text:c="4"/>/* again thread waits until doneAgain == 1. */</text:p>
            <text:p text:style-name="P5"><text:s text:c="4"/>while(doneAgain == 0) </text:p>
            <text:p text:style-name="P5"><text:tab/><text:tab/>pthread_cond_wait(&amp;done_world, &amp;mutex);</text:p>
            <text:p text:style-name="P5"/>
            <text:p text:style-name="P5"><text:s text:c="4"/>printf(" again");</text:p>
            <text:p text:style-name="P5"><text:s text:c="4"/>fflush(stdout);</text:p>
            <text:p text:style-name="P5"><text:s text:c="4"/>done = 1;</text:p>
            <text:p text:style-name="P5"><text:s text:c="4"/>pthread_mutex_unlock(&amp;mutex); // unlocks mutex</text:p>
            <text:p text:style-name="P5">}</text:p>
          </table:table-cell>
        </table:table-row>
      </table:table>
      <text:p text:style-name="P4"/>
      <text:p text:style-name="P2">3.3:</text:p>
      <text:p text:style-name="P7"><text:span text:style-name="T1">20pts</text:span> <text:s/>Include your modified code with comments labeling what you added or changed.</text:p>
      <table:table table:name="Table7" table:style-name="Table7">
        <table:table-column table:style-name="Table7.A"/>
        <table:table-row table:style-name="Table7.1">
          <table:table-cell table:style-name="Table7.A1" office:value-type="string">
            <text:p text:style-name="P5">/*</text:p>
            <text:p text:style-name="P5"><text:s/>* Fill in the "producer" function to satisfy the requirements </text:p>
            <text:p text:style-name="P5"><text:s/>* set forth in the lab description.</text:p>
            <text:p text:style-name="P5"><text:s/>*/</text:p>
            <text:p text:style-name="P5"/>
            <text:p text:style-name="P5">#include &lt;pthread.h&gt;</text:p>
            <text:p text:style-name="P5">#include &lt;unistd.h&gt;</text:p>
            <text:p text:style-name="P5">#include &lt;stdio.h&gt;</text:p>
            <text:p text:style-name="P5">#include &lt;stdlib.h&gt;</text:p>
            <text:p text:style-name="P5">#include &lt;time.h&gt;</text:p>
            <text:p text:style-name="P5"/>
            <text:p text:style-name="P5">/* </text:p>
            <text:p text:style-name="P5"><text:s/>* the total number of consumer threads created.</text:p>
            <text:p text:style-name="P5"><text:s/>* each consumer thread consumes one item</text:p>
            <text:p text:style-name="P5"><text:s/>*/</text:p>
            <text:p text:style-name="P5">#define TOTAL_CONSUMER_THREADS 100</text:p>
            <text:p text:style-name="P5"/>
            <text:p text:style-name="P5">/* This is the number of items produced by the producer each time. */</text:p>
            <text:p text:style-name="P5">#define NUM_ITEMS_PER_PRODUCE <text:s/>10</text:p>
            <text:p text:style-name="P5"/>
            <text:p text:style-name="P5">/*</text:p>
            <text:p text:style-name="P5"><text:s/>* the two functions for the producer and </text:p>
            <text:p text:style-name="P5"><text:s/>* the consumer, respectively</text:p>
            <text:p text:style-name="P5"><text:s/>*/</text:p>
            <text:p text:style-name="P5">void *producer(void *);</text:p>
            <text:p text:style-name="P5">void *consumer(void *);</text:p>
            <text:p text:style-name="P5"/>
            <text:p text:style-name="P5"/>
            <text:p text:style-name="P5">/********** global variables begin *******/</text:p>
            <text:p text:style-name="P5"/>
            <text:p text:style-name="P5">pthread_mutex_t mut;</text:p>
            <text:p text:style-name="P5">pthread_cond_t producer_cv; <text:tab/></text:p>
            <text:p text:style-name="P5">pthread_cond_t consumer_cv;</text:p>
            <text:p text:style-name="P5">int supply = 0; <text:s/>/* inventory remaining */</text:p>
            <text:p text:style-name="P5"/>
            <text:p text:style-name="P5">/* </text:p>
            <text:p text:style-name="P5"><text:s/>* Number of consumer threads that are yet to consume items. <text:s/>Remember</text:p>
            <text:p text:style-name="P5"><text:s/>* that each consumer thread consumes only one item, so initially, this </text:p>
            <text:p text:style-name="P5"><text:s/>* is set to TOTAL_CONSUMER_THREADS</text:p>
            <text:p text:style-name="P5"><text:s/>*/</text:p>
            <text:p text:style-name="P5">int num_cons_remaining = TOTAL_CONSUMER_THREADS;</text:p>
            <text:p text:style-name="P5"/>
            <text:p text:style-name="P5">/************** global variables end ****************************/</text:p>
            <text:p text:style-name="P5"/>
            <text:p text:style-name="P5"/>
            <text:p text:style-name="P5"/>
            <text:p text:style-name="P5">int main(int argc, char * argv[])</text:p>
            <text:p text:style-name="P5">{</text:p>
            <text:p text:style-name="P5"><text:s text:c="2"/>pthread_t prod_tid;</text:p>
            <text:p text:style-name="P5"><text:s text:c="2"/>pthread_t cons_tid[TOTAL_CONSUMER_THREADS];</text:p>
            <text:p text:style-name="P5"><text:s text:c="2"/>int thread_index[TOTAL_CONSUMER_THREADS];</text:p>
            <text:p text:style-name="P5"><text:soft-page-break/><text:s text:c="2"/>int i;</text:p>
            <text:p text:style-name="P5"/>
            <text:p text:style-name="P5"><text:s text:c="2"/>/********** initialize mutex and condition variables ***********/</text:p>
            <text:p text:style-name="P5"><text:s text:c="2"/>pthread_mutex_init(&amp;mut, NULL);</text:p>
            <text:p text:style-name="P5"><text:s text:c="2"/>pthread_cond_init(&amp;producer_cv, NULL);</text:p>
            <text:p text:style-name="P5"><text:s text:c="2"/>pthread_cond_init(&amp;consumer_cv, NULL);</text:p>
            <text:p text:style-name="P5"><text:s text:c="2"/>/***************************************************************/</text:p>
            <text:p text:style-name="P5"/>
            <text:p text:style-name="P5"/>
            <text:p text:style-name="P5"><text:s text:c="2"/>/* create producer thread */</text:p>
            <text:p text:style-name="P5"><text:s text:c="2"/>pthread_create(&amp;prod_tid, NULL, producer, NULL);</text:p>
            <text:p text:style-name="P5"/>
            <text:p text:style-name="P5"><text:s text:c="2"/>/* create consumer thread */</text:p>
            <text:p text:style-name="P5"><text:s text:c="2"/>for (i = 0; i &lt; TOTAL_CONSUMER_THREADS; i++)</text:p>
            <text:p text:style-name="P5"><text:s text:c="2"/>{</text:p>
            <text:p text:style-name="P5"><text:tab/>thread_index[i] = i;</text:p>
            <text:p text:style-name="P5"><text:s text:c="4"/>pthread_create(&amp;cons_tid[i], NULL, consumer, (void *)&amp;thread_index[i]);</text:p>
            <text:p text:style-name="P5"><text:s text:c="2"/>}</text:p>
            <text:p text:style-name="P5"/>
            <text:p text:style-name="P5"><text:s text:c="2"/>/* join all threads */</text:p>
            <text:p text:style-name="P5"><text:s text:c="2"/>pthread_join(prod_tid, NULL);</text:p>
            <text:p text:style-name="P5"><text:s text:c="2"/>for (i = 0; i &lt; TOTAL_CONSUMER_THREADS; i++)</text:p>
            <text:p text:style-name="P5"><text:s text:c="4"/>pthread_join(cons_tid[i], NULL);</text:p>
            <text:p text:style-name="P5"/>
            <text:p text:style-name="P5"><text:s text:c="2"/>printf("All threads complete\n");</text:p>
            <text:p text:style-name="P5"/>
            <text:p text:style-name="P5"><text:s text:c="2"/>return 0;</text:p>
            <text:p text:style-name="P5">}</text:p>
            <text:p text:style-name="P5"/>
            <text:p text:style-name="P5"/>
            <text:p text:style-name="P5"/>
            <text:p text:style-name="P5"/>
            <text:p text:style-name="P5">/***************** Consumers and Producers ******************/</text:p>
            <text:p text:style-name="P5"/>
            <text:p text:style-name="P5">void *producer(void *arg)</text:p>
            <text:p text:style-name="P5">{</text:p>
            <text:p text:style-name="P5"><text:s text:c="2"/>int producer_done = 0;</text:p>
            <text:p text:style-name="P5"><text:s text:c="2"/>while (!producer_done)</text:p>
            <text:p text:style-name="P5"><text:s text:c="2"/>{</text:p>
            <text:p text:style-name="P5"><text:s text:c="4"/>/* TODO: fill in the code here */</text:p>
            <text:p text:style-name="P5"><text:tab/>pthread_mutex_lock(&amp;mut);//lock mutex</text:p>
            <text:p text:style-name="P5"><text:s text:c="4"/><text:tab/>supply = supply + NUM_ITEMS_PER_PRODUCE;//create an initial supply</text:p>
            <text:p text:style-name="P5"><text:s text:c="4"/><text:tab/>pthread_cond_broadcast(&amp;consumer_cv);//tell consumers we are ready</text:p>
            <text:p text:style-name="P5"><text:s text:c="8"/>pthread_mutex_unlock(&amp;mut);//unlock mutex</text:p>
            <text:p text:style-name="P5"/>
            <text:p text:style-name="P5"><text:tab/>while (!producer_done)//create second loop to keep production at a minimum</text:p>
            <text:p text:style-name="P5"><text:tab/>{</text:p>
            <text:p text:style-name="P5"><text:tab/><text:tab/>pthread_mutex_lock(&amp;mut);//lock mutex</text:p>
            <text:p text:style-name="P5"><text:tab/><text:tab/>while(supply == 0)//wait for supply to be 0</text:p>
            <text:p text:style-name="P5"><text:tab/><text:tab/><text:tab/>pthread_cond_wait(&amp;producer_cv, &amp;mut);//wait for a consumer to tell us to make more</text:p>
            <text:p text:style-name="P5"><text:soft-page-break/><text:s text:c="4"/><text:tab/><text:tab/>supply = supply + NUM_ITEMS_PER_PRODUCE;//increase supply by 10</text:p>
            <text:p text:style-name="P5"><text:s text:c="4"/><text:tab/><text:tab/>pthread_cond_broadcast(&amp;consumer_cv);//tell consumers we are ready</text:p>
            <text:p text:style-name="P5"><text:s text:c="8"/><text:tab/>pthread_mutex_unlock(&amp;mut);//unlock mutex</text:p>
            <text:p text:style-name="P5"><text:tab/><text:tab/>if(num_cons_remaining == 0)//if there are no consumers left, close out of both loops</text:p>
            <text:p text:style-name="P5"><text:tab/><text:tab/><text:tab/>producer_done = 1;</text:p>
            <text:p text:style-name="P5"><text:tab/>}</text:p>
            <text:p text:style-name="P5"/>
            <text:p text:style-name="P5"><text:s text:c="2"/>}</text:p>
            <text:p text:style-name="P5"><text:s text:c="2"/>return NULL;</text:p>
            <text:p text:style-name="P5">}</text:p>
            <text:p text:style-name="P5"/>
            <text:p text:style-name="P5"/>
            <text:p text:style-name="P5"/>
            <text:p text:style-name="P5">void *consumer(void *arg)</text:p>
            <text:p text:style-name="P5">{</text:p>
            <text:p text:style-name="P5"><text:s text:c="2"/>int cid = *((int *)arg);</text:p>
            <text:p text:style-name="P5"/>
            <text:p text:style-name="P5"><text:s text:c="2"/>pthread_mutex_lock(&amp;mut);</text:p>
            <text:p text:style-name="P5"><text:s text:c="2"/>while (supply == 0)</text:p>
            <text:p text:style-name="P5"><text:s text:c="4"/>pthread_cond_wait(&amp;consumer_cv, &amp;mut);</text:p>
            <text:p text:style-name="P5"/>
            <text:p text:style-name="P5"><text:s text:c="2"/>printf("consumer thread id %d consumes an item\n", cid);</text:p>
            <text:p text:style-name="P5"><text:s text:c="2"/>fflush(stdout);</text:p>
            <text:p text:style-name="P5"/>
            <text:p text:style-name="P5"><text:s text:c="2"/>supply--;</text:p>
            <text:p text:style-name="P5"><text:s text:c="2"/>if (supply == 0)</text:p>
            <text:p text:style-name="P5"><text:s text:c="2"/>{</text:p>
            <text:p text:style-name="P5"><text:s text:c="4"/>pthread_cond_broadcast(&amp;producer_cv);</text:p>
            <text:p text:style-name="P5"><text:s text:c="2"/>}</text:p>
            <text:p text:style-name="P5"/>
            <text:p text:style-name="P5"><text:s text:c="2"/>num_cons_remaining--;</text:p>
            <text:p text:style-name="P5"/>
            <text:p text:style-name="P5"><text:s text:c="2"/>pthread_mutex_unlock(&amp;mut);</text:p>
            <text:p text:style-name="P5"/>
            <text:p text:style-name="P5"><text:s text:c="2"/>return NULL;</text:p>
            <text:p text:style-name="P5">}</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top="0.1945in" fo:margin-bottom="0.1945in" loext:contextual-spacing="false" fo:orphans="2" fo:widows="2"/>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dc:subject/>
    <meta:keyword/>
    <dc:description/>
    <meta:initial-creator>朱熠锷</meta:initial-creator>
    <meta:creation-date>2006-04-26T00:14:00</meta:creation-date>
    <dc:date>2020-02-25T19:29:57.981420250</dc:date>
    <meta:editing-cycles>17</meta:editing-cycles>
    <meta:editing-duration>PT8H24M1S</meta:editing-duration>
    <meta:generator>LibreOffice/6.0.7.3$Linux_X86_64 LibreOffice_project/00m0$Build-3</meta:generator>
    <meta:document-statistic meta:table-count="7" meta:image-count="0" meta:object-count="0" meta:page-count="7" meta:paragraph-count="215" meta:word-count="1158" meta:character-count="8385" meta:non-whitespace-character-count="7047"/>
    <meta:user-defined meta:name="KSOProductBuildVer">1033-9.1.0.4746</meta:user-defined>
  </office:meta>
</office:document-meta>
</file>